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01D24348EB09D6F0B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b281f" officeooo:paragraph-rsid="000b281f"/>
    </style:style>
    <style:style style:name="P2" style:family="paragraph" style:parent-style-name="Standard">
      <style:text-properties officeooo:rsid="000c75b1" officeooo:paragraph-rsid="000c75b1"/>
    </style:style>
    <style:style style:name="P3" style:family="paragraph" style:parent-style-name="Standard">
      <style:text-properties officeooo:rsid="000f0032" officeooo:paragraph-rsid="000f0032"/>
    </style:style>
    <style:style style:name="P4" style:family="paragraph" style:parent-style-name="Standard">
      <style:text-properties officeooo:rsid="000c75b1" officeooo:paragraph-rsid="000c75b1" fo:background-color="#ffff00"/>
    </style:style>
    <style:style style:name="P5" style:family="paragraph" style:parent-style-name="Standard">
      <style:text-properties officeooo:rsid="000fc5bd" officeooo:paragraph-rsid="000fc5bd"/>
    </style:style>
    <style:style style:name="P6" style:family="paragraph" style:parent-style-name="Standard">
      <style:text-properties officeooo:rsid="000fc5bd" officeooo:paragraph-rsid="0015e6d5"/>
    </style:style>
    <style:style style:name="P7" style:family="paragraph" style:parent-style-name="Standard">
      <style:text-properties officeooo:rsid="00111a20" officeooo:paragraph-rsid="00111a20"/>
    </style:style>
    <style:style style:name="P8" style:family="paragraph" style:parent-style-name="Standard">
      <style:text-properties officeooo:rsid="00136068" officeooo:paragraph-rsid="00136068"/>
    </style:style>
    <style:style style:name="P9" style:family="paragraph" style:parent-style-name="Standard">
      <style:text-properties officeooo:rsid="00144dde" officeooo:paragraph-rsid="00144dde"/>
    </style:style>
    <style:style style:name="P10" style:family="paragraph" style:parent-style-name="Standard">
      <style:text-properties officeooo:rsid="0015f1ef" officeooo:paragraph-rsid="0015f1ef"/>
    </style:style>
    <style:style style:name="P11" style:family="paragraph" style:parent-style-name="Standard">
      <style:text-properties officeooo:rsid="00165b07" officeooo:paragraph-rsid="00165b07"/>
    </style:style>
    <style:style style:name="P12" style:family="paragraph" style:parent-style-name="Standard">
      <style:text-properties officeooo:rsid="000c75b1" officeooo:paragraph-rsid="000c75b1" fo:background-color="transparent"/>
    </style:style>
    <style:style style:name="P13" style:family="paragraph" style:parent-style-name="Standard">
      <style:text-properties officeooo:rsid="0017f06a" officeooo:paragraph-rsid="0017f06a" fo:background-color="transparent"/>
    </style:style>
    <style:style style:name="T1" style:family="text">
      <style:text-properties officeooo:rsid="000d3c3f"/>
    </style:style>
    <style:style style:name="T2" style:family="text">
      <style:text-properties officeooo:rsid="00144dde"/>
    </style:style>
    <style:style style:name="T3" style:family="text">
      <style:text-properties style:text-position="super 58%" officeooo:rsid="00144dde"/>
    </style:style>
    <style:style style:name="T4" style:family="text">
      <style:text-properties fo:font-style="italic" officeooo:rsid="00144dde" style:font-style-asian="italic" style:font-style-complex="italic"/>
    </style:style>
    <style:style style:name="T5" style:family="text">
      <style:text-properties fo:font-style="normal" officeooo:rsid="00144dde" style:font-style-asian="normal" style:font-style-complex="normal"/>
    </style:style>
    <style:style style:name="T6" style:family="text">
      <style:text-properties fo:font-style="normal" officeooo:rsid="0015e6d5" style:font-style-asian="normal" style:font-style-complex="normal"/>
    </style:style>
    <style:style style:name="T7" style:family="text">
      <style:text-properties fo:font-style="normal" officeooo:rsid="00136068" style:font-style-asian="normal" style:font-style-complex="normal"/>
    </style:style>
    <style:style style:name="T8" style:family="text">
      <style:text-properties officeooo:rsid="0015f1e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 - Real-Time Live Broadcast News Subtitling System for Spanish</text:p>
      <text:p text:style-name="P1"/>
      <text:p text:style-name="P2">Ortega et. al. implemented a real-time subtitle synchronising system in order to provide subtitles for live news broadcasts. In this scenario, the programme is scripted and timetabled, but due to the live nature there are many deviations from the initial plan, with substitutions and deletions relatively common. Hence the challenge was to present correct subtitles at the intended time where possible, and if there are diversions then return to the original script when the speakers have finished their interludes and interjections. </text:p>
      <text:p text:style-name="P2"/>
      <text:p text:style-name="P3">The Automatic Speech Recognition (ASR) system used 12-order Mel Frequency Cepstral Coefficients (MFCC) and the normalised energy coefficient augmented by the corresponding delta and delta-delta coefficients. Speech was captured and digitized in a 16kHz, 16bits per sample format. Continuous HMM’s with context dependent acoustic units, where each unit was modelled with a 16 component Gaussian Mixture Model with diagonal covariance matrices. They were speaker-independent and gender independent. -p2</text:p>
      <text:p text:style-name="P3"/>
      <text:p text:style-name="P7">Watching youtube videos about GMM’s with EM, EM stuff didn’t really help understanding of GMM lol <text:a xlink:type="simple" xlink:href="https://www.youtube.com/watch?v=WaKNSBeDLTw" text:style-name="Internet_20_link" text:visited-style-name="Visited_20_Internet_20_Link">https://www.youtube.com/watch?v=WaKNSBeDLTw</text:a>, but this video made it a bit clearer <text:a xlink:type="simple" xlink:href="https://www.youtube.com/watch?v=qMTuMa86NzU" text:style-name="Internet_20_link" text:visited-style-name="Visited_20_Internet_20_Link">https://www.youtube.com/watch?v=qMTuMa86NzU</text:a>, we can see GMM’s as a clustering method, a non-euclidean application of kmeans. Since kmeans uses euclidean distance, clusters are modelled as circles. GMM’s model distributions as Gaussian instead and so can model better… They can also take account of overlapping classes with some Bayesian error. - <text:span text:style-name="T8">see separate doc for info on GMM’s and EM.</text:span></text:p>
      <text:p text:style-name="P7"/>
      <text:p text:style-name="P10">A diagonal covariance matrix implies that the features are independent of one another, and may have different standard deviations. <text:a xlink:type="simple" xlink:href="https://theclevermachine.wordpress.com/2013/03/29/covariance-matrices-and-data-distributions/" text:style-name="Internet_20_link" text:visited-style-name="Visited_20_Internet_20_Link">https://theclevermachine.wordpress.com/2013/03/29/covariance-matrices-and-data-distributions/</text:a></text:p>
      <text:p text:style-name="P11"><draw:frame draw:style-name="fr1" draw:name="Image1" text:anchor-type="paragraph" svg:width="15.372cm" svg:height="0.767cm" draw:z-index="0"><draw:image xlink:href="Pictures/10000201000002450000001D24348EB09D6F0B9D.png" xlink:type="simple" xlink:show="embed" xlink:actuate="onLoad"/></draw:frame><text:a xlink:type="simple" xlink:href="https://www.youtube.com/watch?v=KDw3hC2YNFc" text:style-name="Internet_20_link" text:visited-style-name="Visited_20_Internet_20_Link">https://www.youtube.com/watch?v=KDw3hC2YNFc</text:a> good explanation/revision of covariance</text:p>
      <text:p text:style-name="P11"/>
      <text:p text:style-name="P3"/>
      <text:p text:style-name="P6">Context dependent means the phonemes are evaluated in relation to adjacent phonemes rather than considered as independent units. <text:span text:style-name="T2">This leads to N</text:span><text:span text:style-name="T3">3</text:span><text:span text:style-name="T2"> potential triphones and hence a sparsity problem. This is mitigated by clustering the full set of </text:span><text:span text:style-name="T4">logical </text:span><text:span text:style-name="T5">triphones </text:span><text:span text:style-name="T6">(using decision trees) </text:span><text:span text:style-name="T5">and tying together the parameters in each cluster </text:span><text:span text:style-name="T6">(leaves of separate branches). This means phones of triphones are tied to other triphones that have the same phone…. P207 </text:span><text:span text:style-name="T7">The Application of HMM’s in Speech Recognition</text:span></text:p>
      <text:p text:style-name="P5"/>
      <text:p text:style-name="P8">‘The major problem with this [context INDEPENDENT] is that decomposing each vocabulary word into a sequence of context-independent base phones fails to cap- ture the very large degree of context-dependent variation that exists in real speech. For example, the base form pronunciations for “mood” and “cool” would use the same vowel for “oo,” yet in practice the realisations of “oo” in the two contexts are very different due to the influence of the preceding and following consonant. Context indepen- dent phone models are referred to as monophones.’ p206 The Application of HMM’s in Speech Recognition</text:p>
      <text:p text:style-name="P5"/>
      <text:p text:style-name="P9">This system had additional inputs in the form of a STATUS variable that indicates when an individual video clip will be played, as either CUED of PLAY</text:p>
      <text:p text:style-name="P5"/>
      <text:p text:style-name="P3">Following paragraph is general to all papers, not just this one:</text:p>
      <text:p text:style-name="P4">The method <text:span text:style-name="T1">used is common to all [citations needed] automatic speech recognition systems, mainly digitise the signal by sampling at a rate ~16kHz, segment and parametrise the signal in order to </text:span><text:soft-page-break/><text:span text:style-name="T1">generate learnable features, and with these train a learner in order to predict which segment is current. </text:span></text:p>
      <text:p text:style-name="P4"/>
      <text:p text:style-name="P13">Finite State Grammar:</text:p>
      <text:p text:style-name="P12">a deliberately oversimplified form of generative grammar, which generates sentences by working through word by word in a strictly linear fashio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4:05:19.737998039</meta:creation-date>
    <dc:date>2018-05-17T15:59:02.076878814</dc:date>
    <meta:editing-duration>PT2H27S</meta:editing-duration>
    <meta:editing-cycles>4</meta:editing-cycles>
    <meta:generator>LibreOffice/5.1.6.2$Linux_X86_64 LibreOffice_project/10m0$Build-2</meta:generator>
    <meta:document-statistic meta:table-count="0" meta:image-count="1" meta:object-count="0" meta:page-count="2" meta:paragraph-count="13" meta:word-count="549" meta:character-count="3763" meta:non-whitespace-character-count="3225"/>
  </office:meta>
</office:document-meta>
</file>